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officeooo:rsid="00119cf5" officeooo:paragraph-rsid="00119cf5"/>
    </style:style>
    <style:style style:name="P2" style:family="paragraph" style:parent-style-name="Standard">
      <style:text-properties officeooo:rsid="00133e71" officeooo:paragraph-rsid="00133e71"/>
    </style:style>
    <style:style style:name="P3" style:family="paragraph" style:parent-style-name="Standard">
      <style:text-properties officeooo:rsid="00135266" officeooo:paragraph-rsid="00133e71"/>
    </style:style>
    <style:style style:name="P4" style:family="paragraph" style:parent-style-name="Standard">
      <style:text-properties officeooo:rsid="00135266" officeooo:paragraph-rsid="00135266"/>
    </style:style>
    <style:style style:name="P5" style:family="paragraph" style:parent-style-name="Standard">
      <style:text-properties officeooo:rsid="00169378" officeooo:paragraph-rsid="00169378"/>
    </style:style>
    <style:style style:name="P6" style:family="paragraph" style:parent-style-name="Standard">
      <style:text-properties officeooo:rsid="0017145d" officeooo:paragraph-rsid="0017145d"/>
    </style:style>
    <style:style style:name="P7" style:family="paragraph" style:parent-style-name="Standard">
      <style:text-properties officeooo:rsid="00187733" officeooo:paragraph-rsid="00187733"/>
    </style:style>
    <style:style style:name="P8" style:family="paragraph" style:parent-style-name="Standard">
      <style:text-properties officeooo:rsid="00198d86" officeooo:paragraph-rsid="00198d86"/>
    </style:style>
    <style:style style:name="P9" style:family="paragraph" style:parent-style-name="Standard">
      <style:text-properties officeooo:rsid="001a2237" officeooo:paragraph-rsid="001a2237"/>
    </style:style>
    <style:style style:name="P10" style:family="paragraph" style:parent-style-name="Standard">
      <style:text-properties officeooo:rsid="001d4111" officeooo:paragraph-rsid="001d4111"/>
    </style:style>
    <style:style style:name="P11" style:family="paragraph" style:parent-style-name="Standard">
      <style:text-properties officeooo:rsid="001e3ae3" officeooo:paragraph-rsid="001e3ae3"/>
    </style:style>
    <style:style style:name="P12" style:family="paragraph" style:parent-style-name="Standard">
      <style:text-properties officeooo:rsid="001fc541" officeooo:paragraph-rsid="001fc541"/>
    </style:style>
    <style:style style:name="P13" style:family="paragraph" style:parent-style-name="Standard">
      <style:text-properties officeooo:rsid="002558f7" officeooo:paragraph-rsid="002558f7"/>
    </style:style>
    <style:style style:name="P14" style:family="paragraph" style:parent-style-name="Text_20_body">
      <style:text-properties officeooo:rsid="00169378" officeooo:paragraph-rsid="00169378"/>
    </style:style>
    <style:style style:name="P15" style:family="paragraph" style:parent-style-name="Text_20_body">
      <style:text-properties officeooo:rsid="002355eb" officeooo:paragraph-rsid="002355eb"/>
    </style:style>
    <style:style style:name="T1" style:family="text">
      <style:text-properties officeooo:rsid="0023dad0"/>
    </style:style>
    <style:style style:name="T2" style:family="text">
      <style:text-properties officeooo:rsid="002493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on Week 3</text:p>
      <text:p text:style-name="P1">Lei Liu, 9669373</text:p>
      <text:p text:style-name="P2">Task 1</text:p>
      <text:p text:style-name="P4">--1. simple selection (σ) query over a single relation </text:p>
      <text:p text:style-name="P4">select * from Bar where name like 'T%' ; </text:p>
      <text:p text:style-name="P4"/>
      <text:p text:style-name="P4">--2. a simple projection (π) query over a single relation </text:p>
      <text:p text:style-name="P6">select name from bar;</text:p>
      <text:p text:style-name="P4"/>
      <text:p text:style-name="P4">--3. a σ query over the Cartesian product1 (×) of two relations </text:p>
      <text:p text:style-name="P7">select * from Bar, Serves;</text:p>
      <text:p text:style-name="P4"/>
      <text:p text:style-name="P4">--4. if possible, reuse the previous query and ensure duplicate (δ) removal </text:p>
      <text:p text:style-name="P8">select distinct * from Bar, Serves; </text:p>
      <text:p text:style-name="P4"/>
      <text:p text:style-name="P4">--5. if possible, reuse the previous query and instead of Cartesian product, used the natural join (⋈) </text:p>
      <text:p text:style-name="P9">select distinct * from Bar b, Serves s where b.name = s.bar;</text:p>
      <text:p text:style-name="P4"/>
      <text:p text:style-name="P4">--6. a union (∪) query </text:p>
      <text:p text:style-name="P10">select * from bar </text:p>
      <text:p text:style-name="P10">UNION </text:p>
      <text:p text:style-name="P10">select bar, price from serves; </text:p>
      <text:p text:style-name="P4"/>
      <text:p text:style-name="P4">--7. an intersection (∩) query </text:p>
      <text:p text:style-name="P11">select name from bar </text:p>
      <text:p text:style-name="P11">INTERSECT </text:p>
      <text:p text:style-name="P11">select bar from serves;</text:p>
      <text:p text:style-name="P4"/>
      <text:p text:style-name="P4">--8. an aggregation (γ) query </text:p>
      <text:p text:style-name="P12">select drinker, count(times_a_week) as total_times from frequents group by drinker;</text:p>
      <text:p text:style-name="P3"/>
      <text:p text:style-name="P5">Task 2</text:p>
      <text:p text:style-name="P15">Firstly, <text:span text:style-name="T2">I suppose, </text:span>each query will <text:span text:style-name="T1">be more costly with the increase of the size of its input, as more data are scanned </text:span></text:p>
      <text:p text:style-name="P14">For example, you would expect a simple projection query to be relatively fast and to scale linearly on the size of its input if duplicate removal is not required. This is what you learned in this course unit if you didn't already know it.</text:p>
      <text:p text:style-name="Text_20_body">A simple selection query is likely to be relatively more costly (i.e., take longer) on the same input than a simple projection. This is because a selection query does more work per tuple, i.e., it requires evaluating a predicate on the tuples. The more complex the predicate, the larger this effect is likely to be. Also, and more importantly, the more tuples that the predicate is true of, the larger the difference compared to a simple projection. </text:p>
      <text:p text:style-name="P13">Task 3</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 Liu</meta:initial-creator>
    <meta:creation-date>2015-12-03T13:01:27.517831970</meta:creation-date>
    <dc:date>2015-12-03T21:01:31.133562891</dc:date>
    <dc:creator>Lei Liu</dc:creator>
    <meta:editing-duration>PT1H10M54S</meta:editing-duration>
    <meta:editing-cycles>22</meta:editing-cycles>
    <meta:generator>LibreOffice/4.2.6.3$Linux_X86_64 LibreOffice_project/420$Build-3</meta:generator>
    <meta:document-statistic meta:table-count="0" meta:image-count="0" meta:object-count="0" meta:page-count="1" meta:paragraph-count="28" meta:word-count="305" meta:character-count="1674" meta:non-whitespace-character-count="1388"/>
  </office:meta>
</office:document-meta>
</file>